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b0aed" officeooo:paragraph-rsid="001b0aed" style:font-weight-asian="bold" style:font-weight-complex="bold"/>
    </style:style>
    <style:style style:name="P2" style:family="paragraph" style:parent-style-name="Standard">
      <style:paragraph-properties fo:text-align="justify" style:justify-single-word="false"/>
      <style:text-properties fo:font-weight="bold" officeooo:rsid="001e4849" officeooo:paragraph-rsid="001e4849" style:font-weight-asian="bold" style:font-weight-complex="bold"/>
    </style:style>
    <style:style style:name="P3" style:family="paragraph" style:parent-style-name="Standard">
      <style:paragraph-properties fo:text-align="justify" style:justify-single-word="false"/>
      <style:text-properties fo:font-weight="normal" officeooo:rsid="001b0aed" officeooo:paragraph-rsid="001b0aed" style:font-weight-asian="normal" style:font-weight-complex="normal"/>
    </style:style>
    <style:style style:name="P4" style:family="paragraph" style:parent-style-name="Standard">
      <style:paragraph-properties fo:text-align="justify" style:justify-single-word="false"/>
      <style:text-properties fo:font-weight="normal" officeooo:rsid="001c6021" officeooo:paragraph-rsid="001c6021"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officeooo:rsid="001c6021" officeooo:paragraph-rsid="001c6021" style:font-weight-asian="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c6021" officeooo:paragraph-rsid="001c6021" style:font-weight-asian="bold" style:font-weight-complex="bold"/>
    </style:style>
    <style:style style:name="P7" style:family="paragraph" style:parent-style-name="Standard">
      <style:paragraph-properties fo:text-align="justify" style:justify-single-word="false"/>
      <style:text-properties officeooo:paragraph-rsid="001e4849"/>
    </style:style>
    <style:style style:name="P8" style:family="paragraph" style:parent-style-name="Standard">
      <style:paragraph-properties fo:text-align="justify" style:justify-single-word="false"/>
      <style:text-properties style:text-underline-style="none" fo:font-weight="normal" officeooo:rsid="001e4849" officeooo:paragraph-rsid="001e4849" style:font-weight-asian="normal" style:font-weight-complex="normal"/>
    </style:style>
    <style:style style:name="P9" style:family="paragraph" style:parent-style-name="Standard">
      <style:paragraph-properties fo:text-align="justify" style:justify-single-word="false"/>
      <style:text-properties fo:font-style="italic" style:text-underline-style="none" fo:font-weight="normal" officeooo:rsid="001e4849" officeooo:paragraph-rsid="001e4849"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normal" style:text-underline-style="none" fo:font-weight="normal" officeooo:rsid="001e713b" officeooo:paragraph-rsid="001e4849"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style:text-underline-style="none" fo:font-weight="normal" officeooo:rsid="001e713b" officeooo:paragraph-rsid="001e713b"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e713b" officeooo:paragraph-rsid="001e713b"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color="#c9211e" fo:font-style="normal" style:text-underline-style="none" fo:font-weight="normal" officeooo:rsid="001e713b" officeooo:paragraph-rsid="001e713b"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e4849"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e4849"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e4849"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e713b"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MINARIO ALBERTO MARTÍNEZ-GARCÍA</text:p>
      <text:p text:style-name="P1"/>
      <text:p text:style-name="P3"><text:span text:style-name="T6">Astrometría</text:span><text:span text:style-name="T2">:</text:span><text:span text:style-name="T1"> Dos</text:span> formas de medir el desplazamiento y distancia de una estrella, paralaje y movimiento relativo respecto al fondo en imágenes de años distintos. Esto nos permite, sabiendo el paralaje, saber su variación de posición en ascensión recta y declinación.</text:p>
      <text:p text:style-name="P3"/>
      <text:p text:style-name="P4">Gaia está en L2, un puntoestable exento de luz solar en el que puede mantenerse estable mediante pequeñas modificaciones. Desde allí puede observar el cielo la mayoría de horas del día y mapear muchas estrellas visibles desde la Tierra. Se han evitado elementos móviles dentro del satélite para que el error por píxel sea mínimo (microarcosegundos). 6-7m de diámetro (grande). Tiene un array de CCDs preparado con sensores de frentes de onda que van calculando PSFs y corrigiendo y siguiendo las estrellas que quiere. Después conforme continúa la estrella a lo largo del array llega a los CCDs con filtro rojo y azul y mide de forma óptima magnitudes para cada banda.</text:p>
      <text:p text:style-name="P4"/>
      <text:p text:style-name="P4">Las trasmisiones son complicadas debido a la posición del satélite y tiene unos protocolos muy concretos de emisión para que la información pueda fluir sin problema. GAIA por ahora ha mapeado un 1% de las estrellas de la MW, que a priori parece poco pero es una barbaridad.</text:p>
      <text:p text:style-name="P4"/>
      <text:p text:style-name="P5"><text:span text:style-name="T8">Errores sistemáticos:</text:span><text:span text:style-name="T2"> </text:span><text:span text:style-name="T1">Los movimientos propios de Quásares y emisores infrarrojos, además de la extensión de los objetos observados, como la LMC, provocan errores sistemáticos relevantes. Ha habido mejoras de edr2 a edr3 que han atenuado estos errores pero siguen siendo relevantes. Se espera una mejora más grande en el edr4.</text:span></text:p>
      <text:p text:style-name="P4"/>
      <text:p text:style-name="P6">Galaxias enanas:<text:span text:style-name="T1"> </text:span><text:span text:style-name="T4">Fácilmente observables y caracterizables, podemos observar poblaciones cercanas en el LG y muestrear con ellas modelos a gran escala. Además de que tenemos poblaciones estelares ya resueltas con edades similares y evoluciones similares.</text:span></text:p>
      <text:p text:style-name="P8">Estas galaxias no sabemos cual es el origen de su falta de gas pero se supone que se trata de interacciones con otras galaxias que producen efectos de marea que se llevanestos gases. Observaciones nos han enseñado que esto es posible y somos capaces de ver estas interacciones en el cielo terrestre. Por otra parte, el desplazamiento de gases y los efectos de marea pueden confundir el desplazamiento es estrellas dentro de la galaxia, lo cual es un problema que ha de ser diferenciado. Por suerte contamos con la cinemática de Gaia y podemos diferenciar sin problema.</text:p>
      <text:p text:style-name="P8"/>
      <text:p text:style-name="P7"><text:span text:style-name="T7">Cribado y errores sistemáticos:</text:span><text:span text:style-name="T3"> </text:span><text:span text:style-name="T5">Tomaron una serie de cortes de calidad basándose en los errores, estadísticas bayesianas que descarten estrellas que no sean de la galaxia y suavizados gausianos para acabar de quitar falsos positivos que realmente estarían en el LG. Después de este cribado nos quedan idstintas galaxias, con desde 60 a 6000 estrellas dependiendo de la galaxia. De primeras estos valores parecian prometedores.</text:span></text:p>
      <text:p text:style-name="P8">Una vez hecho esto queda un último cribado para tener en cuenta los errores inducidos. Se supone un 2% de estrellas del LG que están dentro de las estrellas no cribadas.</text:p>
      <text:p text:style-name="P8">Con los datos bien cribados lo primero es encontrar el CM de cada una para poder estudiar su movimiento. Puesto que tenemos el movimiento de cada una de las estrellas no cribadas de la galaxia podemos saber fácilmente su movimiento propio. Una forma de medir los errores sistemáticos en movimiento propio es usar los quásares de la galaxia y ver su movimiento propio persé. Este movimiento se combina con los datos ya obtenidos de movimiento propio de la galaxia para obtener datos más fiables.</text:p>
      <text:p text:style-name="P8">Para el caso de sistemáticos en escalas más pequeñas se comparan los valores obtenidos con la bibliografía hasta el punto en el que se aceptan los datos dentro de un margen de desviación estándar asumido como fiable.</text:p>
      <text:p text:style-name="P2"><text:span text:style-name="T4">En los errores y las desviaciones obtenidas se puede ver una gran diferencia entre los distintos </text:span><text:span text:style-name="T9">data-release.</text:span></text:p>
      <text:p text:style-name="P9"/>
      <text:p text:style-name="P2"><text:soft-page-break/><text:span text:style-name="T13">Velocidades:</text:span><text:span text:style-name="T12"> </text:span><text:span text:style-name="T10">Una vez hecho esto y tomando tres velocidades, </text:span><text:span text:style-name="T11">pero nos centramos en dos, la velocidad radial media y la tangencial media, ambas en el plano del cialo. La radial nos da información de si la galaxia se está expandiendo o contrayendo y la tangencial nos da información sobre su rotación.</text:span></text:p>
      <text:p text:style-name="P10"/>
      <text:p text:style-name="P13">MONTECARLO ERRORES PREGUNTAR</text:p>
      <text:p text:style-name="P13"/>
      <text:p text:style-name="P13"/>
      <text:p text:style-name="P13"/>
      <text:p text:style-name="P11">Fijándonos en esto nos damos cuenta de que ninguna de las galaxias se está expandiendo o contrayendo. Sin embargo, se aprecia mucha rotación en algunas de las galaxias y estos datos son los resultados principales del paper, puesto que es la primera vez que la rotación de galaxias satélite de la MW ha sido medida. En todo momento se aprecia que los movimientos aleatorios predominan sobre la tendencia de rotación medida para cada galaxia. La galaxia Karina en este aspecto nos da muchos errores. Se desprecia su influencia y se criba del muestreo.</text:p>
      <text:p text:style-name="P11"/>
      <text:p text:style-name="P11">Hay casos diversos pero hay galaxias para las que los errores estadísticos no son tan relevantes y se pueden apreciar rotaciones claramente relevantes.</text:p>
      <text:p text:style-name="P12"/>
      <text:p text:style-name="P12">Relación rotación-interacción MW:</text:p>
      <text:p text:style-name="P11">Parece que existe una relación entre la interacción de estas enanas con la MW y su rotación. De momento no son conclusivas las estadísticas con lo que hemos estipulado pero por lo general se piensa que las galaxias rotan más rápido si no interaccionan con ninguna galaxia host.</text:p>
      <text:p text:style-name="P11"/>
      <text:p text:style-name="P11">Posibles explicaciones son que estén siendo influenciadas ahora mismo por tidal stripping o que estén asumiendo interacciones con otras galaxias que estén suavizando las velocidades de rotación. Habrá que esperar al edr4 para poder concluir algo en esta líne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1:06:31.258321006</meta:creation-date>
    <dc:date>2021-11-25T15:20:50.195013325</dc:date>
    <meta:editing-duration>PT3H20M21S</meta:editing-duration>
    <meta:editing-cycles>2</meta:editing-cycles>
    <meta:generator>LibreOffice/6.4.7.2$Linux_X86_64 LibreOffice_project/40$Build-2</meta:generator>
    <meta:document-statistic meta:table-count="0" meta:image-count="0" meta:object-count="0" meta:page-count="2" meta:paragraph-count="19" meta:word-count="879" meta:character-count="5394" meta:non-whitespace-character-count="4534"/>
  </office:meta>
</office:document-meta>
</file>